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custom-shape draw:style-name="gr1" draw:text-style-name="P2" draw:layer="layout" svg:width="2.54cm" svg:height="0.635cm" svg:x="4.545cm" svg:y="1.37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15cm" svg:y1="0.735cm" svg:x2="5.815cm" svg:y2="1.37cm">
          <text:p/>
        </draw:line>
        <draw:custom-shape draw:style-name="gr1" draw:text-style-name="P2" draw:layer="layout" svg:width="2.54cm" svg:height="0.635cm" svg:x="8.392cm" svg:y="1.3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62cm" svg:y1="0.735cm" svg:x2="9.662cm" svg:y2="1.37cm">
          <text:p/>
        </draw:line>
        <draw:custom-shape draw:style-name="gr1" draw:text-style-name="P2" draw:layer="layout" svg:width="2.54cm" svg:height="0.635cm" svg:x="12.122cm" svg:y="1.37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392cm" svg:y1="0.735cm" svg:x2="13.392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2.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7-02T12:47:51</meta:creation-date>
    <dc:creator>Jean Louis Faucher</dc:creator>
    <dc:date>2011-02-20T13:20:30.53</dc:date>
    <dc:language>en-US</dc:language>
    <meta:editing-cycles>9</meta:editing-cycles>
    <meta:editing-duration>PT00H13M08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